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01DE86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65cm" table:align="center" style:writing-mode="lr-tb"/>
    </style:style>
    <style:style style:name="Table1.A" style:family="table-column">
      <style:table-column-properties style:column-width="5.082cm"/>
    </style:style>
    <style:style style:name="Table1.C" style:family="table-column">
      <style:table-column-properties style:column-width="5.101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5.265cm" table:align="center" style:writing-mode="lr-tb"/>
    </style:style>
    <style:style style:name="Table2.A" style:family="table-column">
      <style:table-column-properties style:column-width="5.082cm"/>
    </style:style>
    <style:style style:name="Table2.C" style:family="table-column">
      <style:table-column-properties style:column-width="5.101cm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5.265cm" table:align="center" style:writing-mode="lr-tb"/>
    </style:style>
    <style:style style:name="Table3.A" style:family="table-column">
      <style:table-column-properties style:column-width="15.265cm"/>
    </style:style>
    <style:style style:name="Table3.1" style:family="table-row">
      <style:table-row-properties style:min-row-height="1.683cm" style:keep-together="true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3.812cm"/>
    </style:style>
    <style:style style:name="Table4.D" style:family="table-column">
      <style:table-column-properties style:column-width="3.829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5.265cm" table:align="center" style:writing-mode="lr-tb"/>
    </style:style>
    <style:style style:name="Table5.A" style:family="table-column">
      <style:table-column-properties style:column-width="15.265cm"/>
    </style:style>
    <style:style style:name="Table5.1" style:family="table-row">
      <style:table-row-properties style:min-row-height="1.609cm" style:keep-together="true"/>
    </style:style>
    <style:style style:name="Table5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5.265cm" table:align="center" style:writing-mode="lr-tb"/>
    </style:style>
    <style:style style:name="Table6.A" style:family="table-column">
      <style:table-column-properties style:column-width="15.265cm"/>
    </style:style>
    <style:style style:name="Table6.1" style:family="table-row">
      <style:table-row-properties style:min-row-height="1.901cm" style:keep-together="true"/>
    </style:style>
    <style:style style:name="Table6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5.265cm" table:align="center" style:writing-mode="lr-tb"/>
    </style:style>
    <style:style style:name="Table7.A" style:family="table-column">
      <style:table-column-properties style:column-width="5.082cm"/>
    </style:style>
    <style:style style:name="Table7.C" style:family="table-column">
      <style:table-column-properties style:column-width="5.101cm"/>
    </style:style>
    <style:style style:name="Table7.1" style:family="table-row">
      <style:table-row-properties style:min-row-height="0.704cm" style:keep-together="true"/>
    </style:style>
    <style:style style:name="Table7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8" style:family="table">
      <style:table-properties style:width="15.265cm" table:align="center" style:writing-mode="lr-tb"/>
    </style:style>
    <style:style style:name="Table8.A" style:family="table-column">
      <style:table-column-properties style:column-width="2.663cm"/>
    </style:style>
    <style:style style:name="Table8.B" style:family="table-column">
      <style:table-column-properties style:column-width="2.54cm"/>
    </style:style>
    <style:style style:name="Table8.C" style:family="table-column">
      <style:table-column-properties style:column-width="4.445cm"/>
    </style:style>
    <style:style style:name="Table8.D" style:family="table-column">
      <style:table-column-properties style:column-width="2.549cm"/>
    </style:style>
    <style:style style:name="Table8.E" style:family="table-column">
      <style:table-column-properties style:column-width="3.067cm"/>
    </style:style>
    <style:style style:name="Table8.1" style:family="table-row">
      <style:table-row-properties style:min-row-height="0.323cm" style:keep-together="true"/>
    </style:style>
    <style:style style:name="Table8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E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 style:master-page-name="Standard">
      <style:text-properties fo:language="es" fo:country="ES" style:language-asian="es" style:country-asian="ES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s" fo:country="MX" fo:font-weight="bold" style:font-size-asian="14pt" style:font-weight-asian="bold" style:font-name-complex="Arial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es" fo:country="MX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MX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s" fo:country="MX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0pt" fo:language="es" fo:country="MX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TheSans" fo:font-size="10pt" fo:language="es" fo:country="MX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language="es" fo:country="MX"/>
    </style:style>
    <style:style style:name="T1" style:family="text"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MX" fo:font-weight="bold" style:font-size-asian="10pt" style:font-weight-asian="bold" style:font-name-complex="Arial" style:font-size-complex="10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2.387cm" svg:y="-19.858cm" svg:width="15.771cm" svg:height="18.046cm" draw:z-index="1"><draw:text-box><text:p text:style-name="P2">Ccs, <text:s text:c="4"/>/ <text:s text:c="4"/>/ <text:s text:c="18"/></text:p><text:p text:style-name="P3"/><text:p text:style-name="P3"/><text:p text:style-name="P3">Dirección de Ingeniería / Servicio Técnico</text:p><text:p text:style-name="P3"/><text:p text:style-name="P4"/><text:p text:style-name="Standard"><text:span text:style-name="T1"><text:s text:c="3"/>N° de Caso <text:s text:c="34"/></text:span><text:span text:style-name="T2">Fecha</text:span><text:span text:style-name="T1"> <text:s text:c="40"/>Hora</text:span></text:p><table:table table:name="Table1" table:style-name="Table1"><table:table-column table:style-name="Table1.A" table:number-columns-repeated="2"/><table:table-column table:style-name="Table1.C"/><table:table-row table:style-name="Table1.1"><table:table-cell table:style-name="Table1.A1" office:value-type="string"><text:p text:style-name="P5"/></table:table-cell><table:table-cell table:style-name="Table1.A1" office:value-type="string"><text:p text:style-name="P5"/></table:table-cell><table:table-cell table:style-name="Table1.C1" office:value-type="string"><text:p text:style-name="P5"/></table:table-cell></table:table-row></table:table><text:p text:style-name="P6"><text:s text:c="3"/></text:p><text:p text:style-name="P6"><text:s text:c="3"/>Nombre y Apellido <text:s text:c="21"/>Departamento <text:s text:c="27"/>Teléfono</text:p><table:table table:name="Table2" table:style-name="Table2"><table:table-column table:style-name="Table2.A" table:number-columns-repeated="2"/><table:table-column table:style-name="Table2.C"/><table:table-row table:style-name="Table2.1"><table:table-cell table:style-name="Table2.A1" office:value-type="string"><text:p text:style-name="P5"/></table:table-cell><table:table-cell table:style-name="Table2.A1" office:value-type="string"><text:p text:style-name="P5"/></table:table-cell><table:table-cell table:style-name="Table2.C1" office:value-type="string"><text:p text:style-name="P5"/></table:table-cell></table:table-row></table:table><text:p text:style-name="P6"><text:s text:c="3"/></text:p><text:p text:style-name="P6"><text:s text:c="3"/>Falla Reportada</text:p><table:table table:name="Table3" table:style-name="Table3"><table:table-column table:style-name="Table3.A"/><table:table-row table:style-name="Table3.1"><table:table-cell table:style-name="Table3.A1" office:value-type="string"><text:p text:style-name="P7"/></table:table-cell></table:table-row></table:table><text:p text:style-name="P8"/><text:p text:style-name="P8">Características del Equipo</text:p><text:p text:style-name="P8"/><text:p text:style-name="P6"><text:s text:c="3"/>Tipo de Equipo <text:s text:c="14"/>Marca <text:s text:c="27"/>Nombre <text:s text:c="23"/>Serial</text:p><table:table table:name="Table4" table:style-name="Table4"><table:table-column table:style-name="Table4.A" table:number-columns-repeated="3"/><table:table-column table:style-name="Table4.D"/><table:table-row table:style-name="Table4.1"><table:table-cell table:style-name="Table4.A1" office:value-type="string"><text:p text:style-name="P5"/></table:table-cell><table:table-cell table:style-name="Table4.A1" office:value-type="string"><text:p text:style-name="P5"/></table:table-cell><table:table-cell table:style-name="Table4.A1" office:value-type="string"><text:p text:style-name="P5"/></table:table-cell><table:table-cell table:style-name="Table4.D1" office:value-type="string"><text:p text:style-name="P5"/></table:table-cell></table:table-row></table:table><text:p text:style-name="P6"><text:s text:c="4"/></text:p><text:p text:style-name="P6"><text:s text:c="3"/>Diagnóstico Preliminar</text:p><table:table table:name="Table5" table:style-name="Table5"><table:table-column table:style-name="Table5.A"/><table:table-row table:style-name="Table5.1"><table:table-cell table:style-name="Table5.A1" office:value-type="string"><text:p text:style-name="P5"/></table:table-cell></table:table-row></table:table><text:p text:style-name="P6"><text:s text:c="3"/></text:p><text:p text:style-name="P6"><text:s text:c="3"/>Acciones Realizadas / Solución (es) o Recomendación (es)</text:p><table:table table:name="Table6" table:style-name="Table6"><table:table-column table:style-name="Table6.A"/><table:table-row table:style-name="Table6.1"><table:table-cell table:style-name="Table6.A1" office:value-type="string"><text:p text:style-name="P5"/></table:table-cell></table:table-row></table:table><text:p text:style-name="P6"><text:s text:c="3"/></text:p><text:p text:style-name="P6"><text:s text:c="3"/>Departamento <text:s text:c="33"/>Técnico <text:s text:c="37"/>Firma</text:p><table:table table:name="Table7" table:style-name="Table7"><table:table-column table:style-name="Table7.A" table:number-columns-repeated="2"/><table:table-column table:style-name="Table7.C"/><table:table-row table:style-name="Table7.1"><table:table-cell table:style-name="Table7.A1" office:value-type="string"><text:p text:style-name="P5"/></table:table-cell><table:table-cell table:style-name="Table7.A1" office:value-type="string"><text:p text:style-name="P5"/></table:table-cell><table:table-cell table:style-name="Table7.C1" office:value-type="string"><text:p text:style-name="P5"/></table:table-cell></table:table-row></table:table><text:p text:style-name="P6"><text:s/></text:p><text:p text:style-name="P6"><text:s text:c="4"/>Fecha <text:s text:c="17"/>Hora <text:s text:c="17"/>Nombre del Usuario <text:s text:c="15"/>Firma <text:s text:c="21"/>Sello</text:p><table:table table:name="Table8" table:style-name="Table8"><table:table-column table:style-name="Table8.A"/><table:table-column table:style-name="Table8.B"/><table:table-column table:style-name="Table8.C"/><table:table-column table:style-name="Table8.D"/><table:table-column table:style-name="Table8.E"/><table:table-row table:style-name="Table8.1"><table:table-cell table:style-name="Table8.A1" office:value-type="string"><text:p text:style-name="P5"/></table:table-cell><table:table-cell table:style-name="Table8.A1" office:value-type="string"><text:p text:style-name="P5"/></table:table-cell><table:table-cell table:style-name="Table8.A1" office:value-type="string"><text:p text:style-name="P5"/></table:table-cell><table:table-cell table:style-name="Table8.A1" office:value-type="string"><text:p text:style-name="P5"/></table:table-cell><table:table-cell table:style-name="Table8.E1" office:value-type="string"><text:p text:style-name="P5"/></table:table-cell></table:table-row></table:table><text:p text:style-name="P9"/><text:p text:style-name="P9"/><text:p text:style-name="P10"/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1.401cm" fo:margin-right="0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aphics1" text:anchor-type="as-char" svg:y="-19.583cm" svg:width="18.369cm" svg:height="22.225cm" draw:z-index="0"><draw:image xlink:href="Pictures/10000000000004A90000062F01DE86BA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10:00:00</meta:creation-date>
    <dc:date>2007-04-27T13:38:32</dc:date>
    <dc:language>es-ES</dc:language>
    <meta:editing-cycles>5</meta:editing-cycles>
    <meta:editing-duration>PT3M5S</meta:editing-duration>
    <meta:user-defined meta:name="Info 1"/>
    <meta:user-defined meta:name="Info 2"/>
    <meta:user-defined meta:name="Info 3"/>
    <meta:user-defined meta:name="Info 4"/>
    <meta:document-statistic meta:table-count="8" meta:image-count="1" meta:object-count="0" meta:page-count="1" meta:paragraph-count="18" meta:word-count="46" meta:character-count="726"/>
  </office:meta>
</office:document-meta>
</file>